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8bd51" officeooo:paragraph-rsid="0008bd51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8bd51" officeooo:paragraph-rsid="00098187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8bd51" officeooo:paragraph-rsid="000df045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8bd51" officeooo:paragraph-rsid="00133432"/>
    </style:style>
    <style:style style:name="P5" style:family="paragraph" style:parent-style-name="Standard">
      <style:paragraph-properties fo:line-height="150%" fo:text-align="center" style:justify-single-word="false"/>
      <style:text-properties officeooo:rsid="0008bd51" officeooo:paragraph-rsid="00150d2d"/>
    </style:style>
    <style:style style:name="P6" style:family="paragraph" style:parent-style-name="Standard">
      <style:paragraph-properties fo:line-height="150%" fo:text-align="center" style:justify-single-word="false"/>
      <style:text-properties officeooo:rsid="0008bd51" officeooo:paragraph-rsid="001b1172"/>
    </style:style>
    <style:style style:name="P7" style:family="paragraph" style:parent-style-name="Standard">
      <style:paragraph-properties fo:line-height="150%" fo:text-align="center" style:justify-single-word="false"/>
      <style:text-properties officeooo:rsid="0008bd51" officeooo:paragraph-rsid="001bf1fd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8bd51" officeooo:paragraph-rsid="0008bd51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rsid="0008bd51" officeooo:paragraph-rsid="0009818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officeooo:rsid="0008bd51" officeooo:paragraph-rsid="000df04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08bd51" officeooo:paragraph-rsid="0013343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officeooo:rsid="0008bd51" officeooo:paragraph-rsid="00150d2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rsid="0008bd51" officeooo:paragraph-rsid="0008bd5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fo:font-weight="bold" officeooo:rsid="0008bd51" officeooo:paragraph-rsid="0008bd5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officeooo:rsid="0008bd51" officeooo:paragraph-rsid="0008bd51" style:font-style-asian="normal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officeooo:rsid="0008bd51" officeooo:paragraph-rsid="00098187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officeooo:rsid="00098187" officeooo:paragraph-rsid="00098187" style:font-style-asian="normal" style:font-style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style="normal" officeooo:rsid="00098187" officeooo:paragraph-rsid="00098187" style:font-style-asian="normal" style:font-style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font-style="normal" officeooo:rsid="00098187" officeooo:paragraph-rsid="000a66ee" style:font-style-asian="normal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tyle="normal" officeooo:rsid="000a66ee" officeooo:paragraph-rsid="000a66ee" style:font-style-asian="normal" style:font-style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font-style="normal" officeooo:rsid="000a66ee" officeooo:paragraph-rsid="000a66ee" style:font-style-asian="normal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tyle="normal" officeooo:rsid="000c5319" officeooo:paragraph-rsid="000c5319" style:font-style-asian="normal" style:font-style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font-style="normal" officeooo:rsid="000c5319" officeooo:paragraph-rsid="000c5319" style:font-style-asian="normal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tyle="normal" style:text-underline-style="solid" style:text-underline-width="auto" style:text-underline-color="font-color" fo:font-weight="bold" officeooo:rsid="00098187" officeooo:paragraph-rsid="0009818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tyle="normal" fo:font-weight="bold" officeooo:rsid="00098187" officeooo:paragraph-rsid="0009818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tyle="normal" fo:font-weight="bold" officeooo:rsid="000df045" officeooo:paragraph-rsid="000df045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style="normal" fo:font-weight="bold" officeooo:rsid="000df045" officeooo:paragraph-rsid="000df045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fo:font-style="normal" fo:font-weight="bold" officeooo:rsid="000df045" officeooo:paragraph-rsid="000df045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font-style="normal" fo:font-weight="bold" officeooo:rsid="00133432" officeooo:paragraph-rsid="001334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font-style="normal" fo:font-weight="bold" officeooo:rsid="00133432" officeooo:paragraph-rsid="00133432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style="normal" fo:font-weight="bold" officeooo:rsid="00138b22" officeooo:paragraph-rsid="00138b22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tyle="normal" fo:font-weight="bold" officeooo:rsid="00150d2d" officeooo:paragraph-rsid="00150d2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tyle="normal" fo:font-weight="normal" officeooo:rsid="000df045" officeooo:paragraph-rsid="000df04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font-style="normal" fo:font-weight="normal" officeooo:rsid="000df045" officeooo:paragraph-rsid="000df04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tyle="normal" fo:font-weight="normal" officeooo:rsid="0011636d" officeooo:paragraph-rsid="0011636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tyle="normal" fo:font-weight="normal" officeooo:rsid="00133432" officeooo:paragraph-rsid="0013343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font-style="normal" fo:font-weight="normal" officeooo:rsid="00133432" officeooo:paragraph-rsid="0013343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tyle="normal" fo:font-weight="normal" officeooo:rsid="00138b22" officeooo:paragraph-rsid="00138b2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tyle="normal" fo:font-weight="normal" officeooo:rsid="00150d2d" officeooo:paragraph-rsid="00150d2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fo:font-style="normal" style:text-underline-style="none" officeooo:rsid="0008bd51" officeooo:paragraph-rsid="0008bd51" style:font-style-asian="normal" style:font-style-complex="normal"/>
    </style:style>
    <style:style style:name="P41" style:family="paragraph" style:parent-style-name="Standard">
      <style:paragraph-properties fo:line-height="100%" fo:text-align="justify" style:justify-single-word="false"/>
      <style:text-properties fo:font-style="normal" style:text-underline-style="none" officeooo:rsid="000a66ee" officeooo:paragraph-rsid="000a66ee" style:font-style-asian="normal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font-style="normal" style:text-underline-style="none" officeooo:rsid="000a66ee" officeooo:paragraph-rsid="000a66ee" style:font-style-asian="normal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font-style="normal" style:text-underline-style="none" officeooo:rsid="000c5319" officeooo:paragraph-rsid="000c5319" style:font-style-asian="normal" style:font-style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style="normal" style:text-underline-style="none" fo:font-weight="bold" officeooo:rsid="000df045" officeooo:paragraph-rsid="000df045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font-style="normal" style:text-underline-style="none" fo:font-weight="bold" officeooo:rsid="00133432" officeooo:paragraph-rsid="00133432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fo:font-style="normal" style:text-underline-style="none" fo:font-weight="bold" officeooo:rsid="00150d2d" officeooo:paragraph-rsid="00150d2d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0df045" officeooo:paragraph-rsid="000df04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fo:font-style="normal" style:text-underline-style="none" fo:font-weight="normal" officeooo:rsid="000df045" officeooo:paragraph-rsid="000df04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133432" officeooo:paragraph-rsid="00133432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font-style="normal" style:text-underline-style="none" fo:font-weight="normal" officeooo:rsid="00160ff5" officeooo:paragraph-rsid="00150d2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138b22" officeooo:paragraph-rsid="00138b22"/>
    </style:style>
    <style:style style:name="P52" style:family="paragraph" style:parent-style-name="Standard">
      <style:paragraph-properties fo:line-height="150%" fo:text-align="center" style:justify-single-word="false"/>
      <style:text-properties fo:font-weight="bold" officeooo:rsid="0008bd51" officeooo:paragraph-rsid="0008bd51" style:font-weight-asian="bold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style="italic" style:text-underline-style="none" officeooo:rsid="00098187" officeooo:paragraph-rsid="000a66ee" style:font-style-asian="italic" style:font-style-complex="italic"/>
    </style:style>
    <style:style style:name="P54" style:family="paragraph" style:parent-style-name="Standard">
      <style:paragraph-properties fo:line-height="100%" fo:text-align="justify" style:justify-single-word="false"/>
      <style:text-properties fo:font-style="italic" style:text-underline-style="none" officeooo:rsid="000a66ee" officeooo:paragraph-rsid="000c5319" style:font-style-asian="italic" style:font-style-complex="italic"/>
    </style:style>
    <style:style style:name="P55" style:family="paragraph" style:parent-style-name="Standard">
      <style:paragraph-properties fo:line-height="150%" fo:text-align="center" style:justify-single-word="false"/>
      <style:text-properties fo:font-size="20pt" fo:font-weight="bold" officeooo:rsid="0008bd51" officeooo:paragraph-rsid="0008bd51" style:font-size-asian="20pt" style:font-weight-asian="bold" style:font-size-complex="20pt" style:font-weight-complex="bold"/>
    </style:style>
    <style:style style:name="P56" style:family="paragraph" style:parent-style-name="Standard">
      <style:paragraph-properties fo:line-height="150%" fo:text-align="center" style:justify-single-word="false"/>
      <style:text-properties fo:font-size="8pt" officeooo:paragraph-rsid="001bf1fd" style:font-size-asian="8pt" style:font-size-complex="8pt"/>
    </style:style>
    <style:style style:name="P57" style:family="paragraph" style:parent-style-name="Standard">
      <style:paragraph-properties fo:line-height="150%" fo:text-align="start" style:justify-single-word="false"/>
      <style:text-properties fo:font-size="8pt" officeooo:paragraph-rsid="001bf1fd" style:font-size-asian="8pt" style:font-size-complex="8pt"/>
    </style:style>
    <style:style style:name="P58" style:family="paragraph" style:parent-style-name="Standard">
      <style:paragraph-properties fo:line-height="150%" fo:text-align="start" style:justify-single-word="false"/>
      <style:text-properties fo:font-size="8pt" officeooo:rsid="001e4666" officeooo:paragraph-rsid="001bf1fd" style:font-size-asian="8pt" style:font-size-complex="8pt"/>
    </style:style>
    <style:style style:name="P59" style:family="paragraph" style:parent-style-name="Standard">
      <style:paragraph-properties fo:line-height="150%" fo:text-align="center" style:justify-single-word="false"/>
      <style:text-properties fo:font-size="8pt" officeooo:rsid="0008bd51" officeooo:paragraph-rsid="001bf1fd" style:font-size-asian="8pt" style:font-size-complex="8pt"/>
    </style:style>
    <style:style style:name="P60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fo:font-weight="normal" officeooo:rsid="00160ff5" officeooo:paragraph-rsid="00163df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fo:font-weight="normal" officeooo:rsid="00163dfa" officeooo:paragraph-rsid="0016d939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fo:font-weight="normal" officeooo:rsid="0016d939" officeooo:paragraph-rsid="0016d93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fo:font-weight="normal" officeooo:rsid="00186742" officeooo:paragraph-rsid="0018674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1.27cm" fo:margin-right="0cm" fo:line-height="100%" fo:text-align="justify" style:justify-single-word="false" fo:text-indent="-0.635cm" style:auto-text-indent="false"/>
      <style:text-properties fo:font-style="normal" fo:font-weight="normal" officeooo:rsid="001a2f2f" officeooo:paragraph-rsid="001a2f2f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style:text-underline-style="none" fo:font-weight="normal" officeooo:rsid="00160ff5" officeooo:paragraph-rsid="00163dfa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style:text-underline-style="none" fo:font-weight="normal" officeooo:rsid="00163dfa" officeooo:paragraph-rsid="00163df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style:text-underline-style="none" fo:font-weight="normal" officeooo:rsid="0016d939" officeooo:paragraph-rsid="0016d93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style:text-underline-style="none" fo:font-weight="normal" officeooo:rsid="00186742" officeooo:paragraph-rsid="0018674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tyle="normal" style:text-underline-style="none" fo:font-weight="normal" officeooo:rsid="001a2f2f" officeooo:paragraph-rsid="001a2f2f" style:font-style-asian="normal" style:font-weight-asian="normal" style:font-style-complex="normal" style:font-weight-complex="normal"/>
    </style:style>
    <style:style style:name="P70" style:family="paragraph" style:parent-style-name="Standard" style:master-page-name="">
      <style:paragraph-properties fo:margin-left="1.27cm" fo:margin-right="0cm" fo:line-height="150%" fo:text-align="justify" style:justify-single-word="false" fo:text-indent="-0.635cm" style:auto-text-indent="false" style:page-number="auto"/>
      <style:text-properties fo:font-style="normal" style:text-underline-style="none" fo:font-weight="normal" officeooo:rsid="00160ff5" officeooo:paragraph-rsid="00160ff5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justify" style:justify-single-word="false"/>
      <style:text-properties officeooo:rsid="0008bd51" officeooo:paragraph-rsid="0008bd51"/>
    </style:style>
    <style:style style:name="P72" style:family="paragraph" style:parent-style-name="Standard" style:list-style-name="L1">
      <style:paragraph-properties fo:line-height="100%" fo:text-align="justify" style:justify-single-word="false"/>
      <style:text-properties fo:font-style="normal" officeooo:rsid="0008bd51" officeooo:paragraph-rsid="0008bd51" style:font-style-asian="normal" style:font-style-complex="normal"/>
    </style:style>
    <style:style style:name="P73" style:family="paragraph" style:parent-style-name="Standard" style:list-style-name="L2">
      <style:paragraph-properties fo:line-height="100%" fo:text-align="justify" style:justify-single-word="false"/>
      <style:text-properties fo:font-style="normal" officeooo:rsid="0008bd51" officeooo:paragraph-rsid="0008bd51" style:font-style-asian="normal" style:font-style-complex="normal"/>
    </style:style>
    <style:style style:name="P74" style:family="paragraph" style:parent-style-name="Standard" style:list-style-name="L4">
      <style:paragraph-properties fo:line-height="100%" fo:text-align="justify" style:justify-single-word="false"/>
      <style:text-properties fo:font-style="normal" officeooo:rsid="0008bd51" officeooo:paragraph-rsid="00098187" style:font-style-asian="normal" style:font-style-complex="normal"/>
    </style:style>
    <style:style style:name="P75" style:family="paragraph" style:parent-style-name="Standard" style:list-style-name="L3">
      <style:paragraph-properties fo:line-height="150%" fo:text-align="justify" style:justify-single-word="false"/>
      <style:text-properties fo:font-style="normal" officeooo:rsid="00098187" officeooo:paragraph-rsid="00138b22" style:font-style-asian="normal" style:font-style-complex="normal"/>
    </style:style>
    <style:style style:name="P76" style:family="paragraph" style:parent-style-name="Standard" style:list-style-name="L4">
      <style:paragraph-properties fo:line-height="100%" fo:text-align="justify" style:justify-single-word="false"/>
      <style:text-properties fo:font-style="normal" officeooo:rsid="00098187" officeooo:paragraph-rsid="00098187" style:font-style-asian="normal" style:font-style-complex="normal"/>
    </style:style>
    <style:style style:name="P77" style:family="paragraph" style:parent-style-name="Standard" style:list-style-name="L2">
      <style:paragraph-properties fo:line-height="100%" fo:text-align="justify" style:justify-single-word="false"/>
      <style:text-properties fo:font-style="normal" style:text-underline-style="none" officeooo:rsid="0008bd51" officeooo:paragraph-rsid="0008bd51" style:font-style-asian="normal" style:font-style-complex="normal"/>
    </style:style>
    <style:style style:name="P78" style:family="paragraph" style:parent-style-name="Standard" style:list-style-name="L4">
      <style:paragraph-properties fo:line-height="100%" fo:text-align="justify" style:justify-single-word="false"/>
      <style:text-properties fo:font-style="normal" style:text-underline-style="none" officeooo:rsid="0008bd51" officeooo:paragraph-rsid="00098187" style:font-style-asian="normal" style:font-style-complex="normal"/>
    </style:style>
    <style:style style:name="P79" style:family="paragraph" style:parent-style-name="Standard" style:list-style-name="L5">
      <style:paragraph-properties fo:line-height="150%" fo:text-align="justify" style:justify-single-word="false"/>
      <style:text-properties fo:font-style="normal" style:text-underline-style="none" fo:font-weight="normal" officeooo:rsid="00133432" officeooo:paragraph-rsid="00133432" style:font-style-asian="normal" style:font-weight-asian="normal" style:font-style-complex="normal" style:font-weight-complex="normal"/>
    </style:style>
    <style:style style:name="P80" style:family="paragraph" style:parent-style-name="Standard" style:list-style-name="L8">
      <style:paragraph-properties fo:line-height="150%" fo:text-align="justify" style:justify-single-word="false"/>
      <style:text-properties fo:font-style="normal" style:text-underline-style="none" fo:font-weight="normal" officeooo:rsid="00150d2d" officeooo:paragraph-rsid="00150d2d" style:font-style-asian="normal" style:font-weight-asian="normal" style:font-style-complex="normal" style:font-weight-complex="normal"/>
    </style:style>
    <style:style style:name="P81" style:family="paragraph" style:parent-style-name="Standard" style:list-style-name="L5">
      <style:paragraph-properties fo:line-height="100%" fo:text-align="justify" style:justify-single-word="false"/>
      <style:text-properties fo:font-style="normal" fo:font-weight="normal" officeooo:rsid="00133432" officeooo:paragraph-rsid="00133432" style:font-style-asian="normal" style:font-weight-asian="normal" style:font-style-complex="normal" style:font-weight-complex="normal"/>
    </style:style>
    <style:style style:name="P82" style:family="paragraph" style:parent-style-name="Standard" style:list-style-name="L6">
      <style:paragraph-properties fo:line-height="150%" fo:text-align="justify" style:justify-single-word="false"/>
      <style:text-properties fo:font-style="normal" fo:font-weight="normal" officeooo:rsid="00138b22" officeooo:paragraph-rsid="00138b22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paragraph-properties fo:line-height="150%" fo:text-align="justify" style:justify-single-word="false"/>
      <style:text-properties fo:font-style="normal" fo:font-weight="normal" officeooo:rsid="00138b22" officeooo:paragraph-rsid="00138b22" style:font-style-asian="normal" style:font-weight-asian="normal" style:font-style-complex="normal" style:font-weight-complex="normal"/>
    </style:style>
    <style:style style:name="P84" style:family="paragraph" style:parent-style-name="Standard" style:list-style-name="L3">
      <style:paragraph-properties fo:line-height="150%" fo:text-align="justify" style:justify-single-word="false"/>
      <style:text-properties officeooo:paragraph-rsid="00138b22"/>
    </style:style>
    <style:style style:name="P85" style:family="paragraph" style:parent-style-name="Standard" style:list-style-name="L5">
      <style:paragraph-properties fo:line-height="100%" fo:text-align="justify" style:justify-single-word="false"/>
      <style:text-properties officeooo:paragraph-rsid="00133432"/>
    </style:style>
    <style:style style:name="P86" style:family="paragraph" style:parent-style-name="Standard">
      <style:paragraph-properties fo:line-height="150%" fo:text-align="start" style:justify-single-word="false"/>
      <style:text-properties fo:font-size="10pt" officeooo:rsid="001fee23" officeooo:paragraph-rsid="001fee23" style:font-size-asian="10pt" style:font-size-complex="10pt"/>
    </style:style>
    <style:style style:name="P87" style:family="paragraph">
      <loext:graphic-properties draw:fill="solid" draw:fill-color="#000000"/>
      <style:paragraph-properties fo:text-align="center"/>
    </style:style>
    <style:style style:name="P88" style:family="paragraph">
      <loext:graphic-properties draw:fill="solid" draw:fill-color="#000000"/>
      <style:text-properties fo:font-size="12pt"/>
    </style:style>
    <style:style style:name="P89" style:family="paragraph">
      <loext:graphic-properties draw:fill="solid" draw:fill-color="#000000"/>
    </style:style>
    <style:style style:name="T1" style:family="text">
      <style:text-properties officeooo:rsid="0008bd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bd51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8bd51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098187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a66ee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c5319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33432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0a66ee" style:font-style-asian="italic" style:font-style-complex="italic"/>
    </style:style>
    <style:style style:name="T12" style:family="text">
      <style:text-properties fo:font-style="normal" officeooo:rsid="0008bd51" style:font-style-asian="normal" style:font-style-complex="normal"/>
    </style:style>
    <style:style style:name="T13" style:family="text">
      <style:text-properties fo:font-style="normal" officeooo:rsid="00133432" style:font-style-asian="normal" style:font-style-complex="normal"/>
    </style:style>
    <style:style style:name="T14" style:family="text">
      <style:text-properties fo:font-style="normal" style:text-underline-style="none" fo:font-weight="normal" officeooo:rsid="00133432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3343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33432" style:font-style-asian="normal" style:font-weight-asian="normal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8bd51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8bd51"/>
    </style:style>
    <style:style style:name="T22" style:family="text">
      <style:text-properties style:text-underline-style="none" officeooo:rsid="00098187"/>
    </style:style>
    <style:style style:name="T23" style:family="text">
      <style:text-properties style:text-underline-style="none" officeooo:rsid="000a66ee"/>
    </style:style>
    <style:style style:name="T24" style:family="text">
      <style:text-properties style:text-underline-style="none" officeooo:rsid="000c5319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33432" style:font-weight-asian="normal" style:font-weight-complex="normal"/>
    </style:style>
    <style:style style:name="T27" style:family="text">
      <style:text-properties style:text-underline-style="none" officeooo:rsid="00160ff5"/>
    </style:style>
    <style:style style:name="T28" style:family="text">
      <style:text-properties style:text-underline-style="none" officeooo:rsid="00163dfa"/>
    </style:style>
    <style:style style:name="T29" style:family="text">
      <style:text-properties style:text-underline-style="none" officeooo:rsid="0016d939"/>
    </style:style>
    <style:style style:name="T30" style:family="text">
      <style:text-properties style:text-underline-style="none" officeooo:rsid="00186742"/>
    </style:style>
    <style:style style:name="T31" style:family="text">
      <style:text-properties officeooo:rsid="001e4666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1de9ea" style:font-size-asian="14pt" style:font-weight-asian="bold" style:font-size-complex="14pt" style:font-weight-complex="bold"/>
    </style:style>
    <style:style style:name="T34" style:family="text">
      <style:text-properties officeooo:rsid="001de9ea"/>
    </style:style>
    <style:style style:name="T35" style:family="text">
      <style:text-properties officeooo:rsid="001e80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1cm" fo:min-width="1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2.064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0.591cm" fo:min-width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THE FORMULA OF MATHEMATIC<text:span text:style-name="T34">S</text:span></text:p>
      <text:p text:style-name="P1">FOR <text:s/>STUDENT<text:span text:style-name="T35">S</text:span> OF KM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6">Ditulis dari rumus-rumus KMI oleh Azzam S.A.</text:p>
      <text:p text:style-name="P56"/>
      <text:p text:style-name="P57"><text:span text:style-name="T31">Dokumen ini Menggunakan </text:span><text:bookmark text:name="SEC1"/>GNU Free Documentation License</text:p>
      <text:p text:style-name="P58">Copyright (C) 2000,2001,2002 Free Software Foundation, Inc. 51 Franklin St, Fifth Floor, Boston, MA 02110-1301 USA Everyone is permitted to copy and distribute verbatim copies of this license document, but changing it is not allowed.</text:p>
      <text:p text:style-name="P59"/>
      <text:p text:style-name="P7"/>
      <text:p text:style-name="P1"><text:soft-page-break/></text:p>
      <text:p text:style-name="P6"/>
      <text:p text:style-name="P6"><text:span text:style-name="T32">THE FORMULA OF MATHEMATIC</text:span><text:span text:style-name="T33">S</text:span></text:p>
      <text:p text:style-name="P6">FOR <text:s/>STUDENT<text:span text:style-name="T35">S</text:span> OF KMI</text:p>
      <text:p text:style-name="P1"/>
      <text:p text:style-name="P52">JUAL BELI</text:p>
      <text:p text:style-name="P1"/>
      <text:p text:style-name="P14">A. DALAM LABA</text:p>
      <text:list xml:id="list8369032031155101193" text:style-name="L1">
        <text:list-item>
          <text:p text:style-name="P71">Pembelian (Modal)<text:tab/>= <text:s/><text:span text:style-name="T17"><text:s text:c="7"/>100 % <text:s text:c="7"/></text:span><text:span text:style-name="T20"><text:s text:c="2"/>x Penjuala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1">100% + <text:span text:style-name="T2">Laba%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210020770995601" text:continue-numbering="true" text:style-name="L1">
        <text:list-item>
          <text:p text:style-name="P72">Penjualan<text:tab/><text:tab/>= <text:span text:style-name="T17">100% + </text:span><text:span text:style-name="T4">Laba%</text:span><text:span text:style-name="T2"> <text:s/></text:span>x Pembelia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2">100%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list xml:id="list210020811131920" text:continue-numbering="true" text:style-name="L1">
        <text:list-item>
          <text:p text:style-name="P72">Laba Rupiah (Rp)<text:tab/>= <text:span text:style-name="T17"><text:s/></text:span><text:span text:style-name="T4">Laba% </text:span><text:span text:style-name="T20"><text:s text:c="2"/>x Pembelian</text:span></text:p>
        </text:list-item>
      </text:list>
      <text:p text:style-name="P40"><text:tab/><text:tab/><text:tab/><text:tab/> <text:s text:c="4"/>100 %</text:p>
      <text:p text:style-name="P15"/>
      <text:p text:style-name="P15"/>
      <text:list xml:id="list1433393402399519468" text:style-name="L2">
        <text:list-item>
          <text:p text:style-name="P73"><text:span text:style-name="T20">Laba Persen (%)<text:tab/>= </text:span><text:span text:style-name="T17"><text:s text:c="3"/></text:span><text:span text:style-name="T4">Lab</text:span><text:span text:style-name="T6">a</text:span><text:span text:style-name="T4">(Rp) <text:s/></text:span><text:span text:style-name="T20"><text:s text:c="2"/>x 100%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7"><text:s text:c="4"/>Pembelia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Keterangan :</text:p>
      <text:list xml:id="list2620740020035281739" text:style-name="L3">
        <text:list-item>
          <text:p text:style-name="P84"><text:span text:style-name="T12">Pembelian<text:tab/>= Modal </text:span><text:span text:style-name="T13">= Harga Pokok </text:span></text:p>
        </text:list-item>
        <text:list-item>
          <text:p text:style-name="P75">Penjualan <text:tab/>= Penerimaan = Pendapatan</text:p>
        </text:list-item>
      </text:list>
      <text:p text:style-name="P15"/>
      <text:p text:style-name="P15"/>
      <text:p text:style-name="P24">B. DALAM RUGI</text:p>
      <text:list xml:id="list6361328548396015405" text:style-name="L4">
        <text:list-item>
          <text:p text:style-name="P76">Pembelian (Modal)<text:tab/>= <text:span text:style-name="T18"><text:s text:c="7"/>100 % <text:s text:c="7"/></text:span><text:span text:style-name="T21"><text:s text:c="2"/>x Penjuala</text:span><text:span text:style-name="T20">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6"><text:span text:style-name="T21"><text:s text:c="4"/></text:span><text:span text:style-name="T1">100% + </text:span><text:span text:style-name="T2">Rugi</text:span><text:span text:style-name="T3">%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list xml:id="list210021242968869" text:continue-numbering="true" text:style-name="L4">
        <text:list-item>
          <text:p text:style-name="P76">Penjualan<text:tab/><text:tab/>= <text:span text:style-name="T18">100% + </text:span><text:span text:style-name="T4">Rugi</text:span><text:span text:style-name="T5">%</text:span><text:span text:style-name="T3"> <text:s/></text:span><text:span text:style-name="T1">x Pembelia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4">100%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210020573481062" text:continue-numbering="true" text:style-name="L4">
        <text:list-item>
          <text:p text:style-name="P76">Rugi Rupiah (Rp)<text:tab/>= <text:span text:style-name="T17"><text:s text:c="2"/></text:span><text:span text:style-name="T4">Rugi</text:span><text:span text:style-name="T17">% </text:span><text:s/><text:span text:style-name="T21">x Pembelian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8">100 %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210020338210993" text:continue-numbering="true" text:style-name="L4">
        <text:list-item>
          <text:p text:style-name="P74"><text:span text:style-name="T22">Rugi</text:span><text:span text:style-name="T20"> Persen (%)<text:tab/>= </text:span><text:span text:style-name="T17"><text:s text:c="3"/></text:span><text:span text:style-name="T6">Rugi</text:span><text:span text:style-name="T4">(Rp) <text:s/></text:span><text:span text:style-name="T20"><text:s text:c="2"/>x 100%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 text:c="4"/>Pembelia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9"><text:soft-page-break/>THE FORMULA OF MATHEMATIC<text:span text:style-name="T34">S</text:span></text:p>
      <text:p text:style-name="P2">FOR <text:s/>STUDENT<text:span text:style-name="T35">S</text:span> OF KMI</text:p>
      <text:p text:style-name="P2"/>
      <text:p text:style-name="P2"/>
      <text:p text:style-name="P25">SIMPAN PINJAM DI BANK</text:p>
      <text:p text:style-name="P16"/>
      <text:p text:style-name="P18"><text:span text:style-name="T20">A. Peminjaman<text:tab/>= </text:span><text:span text:style-name="T17"><text:s text:c="14"/>100% <text:s text:c="10"/></text:span><text:span text:style-name="T20"><text:s/>x Pengembalian</text:span></text:p>
      <text:p text:style-name="P18"><text:span text:style-name="T20"><text:tab/><text:tab/><text:tab/> <text:s text:c="3"/>100% + </text:span><text:span text:style-name="T10">Bunga%LM</text:span></text:p>
      <text:p text:style-name="P17"/>
      <text:p text:style-name="P19"><text:span text:style-name="T23">B</text:span><text:span text:style-name="T20">. Pe</text:span><text:span text:style-name="T23">ngembalian</text:span><text:span text:style-name="T20"><text:tab/>= </text:span><text:span text:style-name="T17">100%</text:span><text:span text:style-name="T4"> + Bunga%LM</text:span><text:span text:style-name="T20"> x Pe</text:span><text:span text:style-name="T23">minjaman</text:span></text:p>
      <text:p text:style-name="P41"><text:tab/><text:tab/><text:tab/><text:tab/> <text:s text:c="4"/>100%<text:tab/></text:p>
      <text:p text:style-name="P53"><text:tab/><text:tab/><text:tab/> <text:s text:c="3"/></text:p>
      <text:p text:style-name="P21"><text:span text:style-name="T20">C. Bunga Rp<text:tab/><text:tab/>= </text:span><text:span text:style-name="T4">Bunga%</text:span><text:span text:style-name="T20"> x Peminjaman</text:span></text:p>
      <text:p text:style-name="P41"><text:tab/><text:tab/><text:tab/> <text:s text:c="4"/>100%</text:p>
      <text:p text:style-name="P20"/>
      <text:p text:style-name="P21"><text:span text:style-name="T20">D. Bunga %<text:tab/><text:tab/>= </text:span><text:span text:style-name="T17"><text:s text:c="3"/></text:span><text:span text:style-name="T4">Bunga(Rp) <text:s/></text:span><text:span text:style-name="T20"><text:s/>x 100%</text:span></text:p>
      <text:p text:style-name="P41"><text:tab/><text:tab/><text:tab/> <text:s text:c="4"/>Peminjaman</text:p>
      <text:p text:style-name="P20"/>
      <text:p text:style-name="P21"><text:span text:style-name="T20">E Bunga Rp.LM<text:tab/>= </text:span><text:span text:style-name="T4">Bunga%LM</text:span><text:span text:style-name="T20"> x Peminjaman</text:span></text:p>
      <text:p text:style-name="P41"><text:tab/><text:tab/><text:tab/> <text:s text:c="4"/>100%</text:p>
      <text:p text:style-name="P42"/>
      <text:p text:style-name="P42"><text:tab/>Atau Peminjaman – Pengembalian</text:p>
      <text:p text:style-name="P20"/>
      <text:p text:style-name="P21"><text:span text:style-name="T20">F. Bunga %LM<text:tab/>= </text:span><text:span text:style-name="T17"><text:s text:c="2"/></text:span><text:span text:style-name="T8">Lama Meminjam <text:s/></text:span><text:span text:style-name="T20"><text:s/>x Bunga % 1 Tahun</text:span></text:p>
      <text:p text:style-name="P21"><text:span text:style-name="T20"><text:tab/><text:tab/><text:tab/> <text:s text:c="3"/></text:span><text:span text:style-name="T10">1 Tahun(12 Bulan)</text:span></text:p>
      <text:p text:style-name="P20"/>
      <text:p text:style-name="P21"><text:span text:style-name="T20">G. Bungan Rp 1 Tahun<text:tab/>= </text:span><text:span text:style-name="T17">Bunga % 1</text:span><text:span text:style-name="T4">Thn</text:span><text:span text:style-name="T20"> x Peminjaman</text:span></text:p>
      <text:p text:style-name="P21"><text:span text:style-name="T20"><text:tab/><text:tab/><text:tab/><text:tab/><text:tab/></text:span><text:span text:style-name="T24">100%</text:span></text:p>
      <text:p text:style-name="P20"/>
      <text:p text:style-name="P23"><text:span text:style-name="T20">H. </text:span><text:span text:style-name="T23">Bunga % 1 Tahun<text:tab/><text:tab/></text:span><text:span text:style-name="T20">= </text:span><text:span text:style-name="T7">1 Tahun(12 Bulan)</text:span><text:span text:style-name="T23"> </text:span><text:span text:style-name="T20">x Bunga %</text:span></text:p>
      <text:p text:style-name="P23"><text:tab/><text:tab/><text:tab/><text:tab/> <text:s text:c="4"/><text:span text:style-name="T10">Lama Meminjam</text:span><text:tab/></text:p>
      <text:p text:style-name="P22"/>
      <text:p text:style-name="P23"><text:span text:style-name="T20">I. Lama Meminjam<text:tab/><text:tab/>= </text:span><text:span text:style-name="T17"><text:s text:c="4"/></text:span><text:span text:style-name="T7">Bunga%LM <text:s text:c="3"/></text:span><text:span text:style-name="T11"><text:s/></text:span><text:span text:style-name="T20">x 1 Tahun</text:span></text:p>
      <text:p text:style-name="P23"><text:span text:style-name="T20"><text:tab/><text:tab/><text:tab/><text:tab/> <text:s text:c="2"/></text:span><text:span text:style-name="T23">Bunga % 1</text:span><text:span text:style-name="T11">Tahun</text:span></text:p>
      <text:p text:style-name="P22"/>
      <text:p text:style-name="P23">J. <text:span text:style-name="T20">Lama Meminjam<text:tab/><text:tab/>= </text:span><text:span text:style-name="T17"><text:s text:c="4"/></text:span><text:span text:style-name="T7">Bunga</text:span><text:span text:style-name="T4">(Rp)</text:span><text:span text:style-name="T7">LM <text:s text:c="3"/></text:span><text:span text:style-name="T11"><text:s/></text:span><text:span text:style-name="T20">x 1 Tahun</text:span></text:p>
      <text:p text:style-name="P23"><text:span text:style-name="T20"><text:tab/><text:tab/><text:tab/><text:tab/> <text:s text:c="2"/></text:span><text:span text:style-name="T23">Bunga </text:span><text:span text:style-name="T10">(Rp)</text:span><text:span text:style-name="T11">1Tahun</text:span></text:p>
      <text:p text:style-name="P23"/>
      <text:p text:style-name="P23"/>
      <text:p text:style-name="P54"/>
      <text:p text:style-name="P22"><text:span text:style-name="T23">N</text:span><text:span text:style-name="T20">B. Keterangan </text:span></text:p>
      <text:p text:style-name="P43"><text:tab/>1. LM = Lama Meminjam</text:p>
      <text:p text:style-name="P43"><text:tab/>2. Peminjaman = Menabung</text:p>
      <text:p text:style-name="P43"><text:tab/>3. Pengembalian = Pengembalian = Penerimaan</text:p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THE FORMULA OF MATHEMATIC<text:span text:style-name="T34">S</text:span></text:p>
      <text:p text:style-name="P3">FOR <text:s/>STUDENT<text:span text:style-name="T35">S</text:span> OF KMI</text:p>
      <text:p text:style-name="P3"/>
      <text:p text:style-name="P3"/>
      <text:p text:style-name="P3"/>
      <text:p text:style-name="P44">BRUTO - TARRA - NETTO</text:p>
      <text:p text:style-name="P26"/>
      <text:p text:style-name="P47"><text:tab/>Bruto<text:tab/>= Netto + Tarra</text:p>
      <text:p text:style-name="P47"><text:tab/>Netto<text:tab/>= Bruto – Tarra</text:p>
      <text:p text:style-name="P47"><text:tab/>Tarra<text:tab/>= Bruto – Netto</text:p>
      <text:p text:style-name="P33"/>
      <text:p text:style-name="P33"/>
      <text:p text:style-name="P34"><text:span text:style-name="T20"><text:tab/>I. Bruto<text:tab/>= </text:span><text:span text:style-name="T17"><text:s text:c="8"/>100% <text:s text:c="6"/></text:span><text:span text:style-name="T20"><text:s/>x Netto</text:span></text:p>
      <text:p text:style-name="P34"><text:span text:style-name="T20"><text:tab/><text:tab/><text:tab/> <text:s text:c="2"/>100% - </text:span><text:span text:style-name="T10">Tarra</text:span><text:span text:style-name="T20">%</text:span></text:p>
      <text:p text:style-name="P33"/>
      <text:p text:style-name="P33"/>
      <text:p text:style-name="P33"><text:span text:style-name="T20"><text:tab/>II. Netto<text:tab/>= </text:span><text:span text:style-name="T17">100% - </text:span><text:span text:style-name="T4">Tarra</text:span><text:span text:style-name="T17">%</text:span><text:span text:style-name="T20"> x Bruto</text:span></text:p>
      <text:p text:style-name="P48"><text:tab/><text:tab/><text:tab/><text:tab/>100%</text:p>
      <text:p text:style-name="P35">`</text:p>
      <text:p text:style-name="P33"/>
      <text:p text:style-name="P34"><text:span text:style-name="T20"><text:tab/>Tarra Kg<text:tab/>= </text:span><text:span text:style-name="T4">Tarra</text:span><text:span text:style-name="T17">%</text:span><text:span text:style-name="T20"> x Bruto</text:span></text:p>
      <text:p text:style-name="P48"><text:tab/><text:tab/><text:tab/> <text:s text:c="4"/>100%</text:p>
      <text:p text:style-name="P33"/>
      <text:p text:style-name="P33"/>
      <text:p text:style-name="P33"><text:span text:style-name="T20"><text:tab/>Tarra %<text:tab/>= </text:span><text:span text:style-name="T4">Tarra(Kg)</text:span><text:span text:style-name="T10"> </text:span><text:span text:style-name="T20">x 100%</text:span></text:p>
      <text:p text:style-name="P48"><text:tab/><text:tab/><text:tab/> <text:s text:c="6"/>Bruto</text:p>
      <text:p text:style-name="P33"/>
      <text:p text:style-name="P33"/>
      <text:p text:style-name="P33"/>
      <text:p text:style-name="P44">MENCARI SKALA, JARAK PADA PETA DAN JARAK SEBENARNYA</text:p>
      <text:p text:style-name="P27"/>
      <text:p text:style-name="P27"/>
      <text:p text:style-name="P28"><text:span text:style-name="T25">I.</text:span><text:span text:style-name="T20"> </text:span><text:span text:style-name="T25">Skala<text:tab/><text:tab/><text:tab/>= 1 : </text:span><text:span text:style-name="T19">Jarak Sebenarnya</text:span></text:p>
      <text:p text:style-name="P28"><text:span text:style-name="T25"><text:tab/><text:tab/><text:tab/><text:tab/><text:tab/></text:span><text:span text:style-name="T26">JarakPd.peta</text:span></text:p>
      <text:p text:style-name="P27"/>
      <text:p text:style-name="P27"/>
      <text:p text:style-name="P49">II. Jarak Pada Peta<text:tab/><text:tab/>= Jarak Sebenarnya x Skala</text:p>
      <text:p text:style-name="P29"/>
      <text:p text:style-name="P29"/>
      <text:p text:style-name="P49">II. Jarak Sebenarnya<text:tab/><text:tab/>= Jarak pada peta : Skala</text:p>
      <text:p text:style-name="P29"/>
      <text:p text:style-name="P29"/>
      <text:p text:style-name="P49">NB. Skala = 1 : 700.000, Artinya Setiap Jarak 1 cm pada peta = 700.000 Cm (7 Km) Jarak sebenarnya</text:p>
      <text:p text:style-name="P29"/>
      <text:p text:style-name="P29"/>
      <text:p text:style-name="P29"/>
      <text:p text:style-name="P11"><text:soft-page-break/>THE FORMULA OF MATHEMATIC<text:span text:style-name="T34">S</text:span></text:p>
      <text:p text:style-name="P4">FOR <text:s/>STUDENT<text:span text:style-name="T35">S</text:span> OF KMI</text:p>
      <text:p text:style-name="P4"/>
      <text:p text:style-name="P4"/>
      <text:p text:style-name="P45">KECEPATAN</text:p>
      <text:p text:style-name="P30"/>
      <text:p text:style-name="P49">I. Rumus Mencari Kecepatan, Jarak Dan Lama Di Jalan</text:p>
      <text:list xml:id="list2103695620512064000" text:style-name="L5">
        <text:list-item>
          <text:p text:style-name="P81">Lama Di Jalan<text:tab/>= <text:span text:style-name="T17"><text:s text:c="5"/></text:span><text:span text:style-name="T4">Jarak</text:span><text:span text:style-name="T17"> <text:s text:c="4"/></text:span><text:span text:style-name="T20"><text:s/>x 1 Jam (60 Menit)</text:span></text:p>
        </text:list-item>
      </text:list>
      <text:p text:style-name="P37"><text:tab/><text:tab/><text:tab/> <text:s text:c="4"/>Kecepatan<text:tab/></text:p>
      <text:p text:style-name="P36"/>
      <text:list xml:id="list210020322122929" text:continue-numbering="true" text:style-name="L5">
        <text:list-item>
          <text:p text:style-name="P79">Jarak<text:tab/><text:tab/>= Kecepatan x Lama Di Jalan</text:p>
        </text:list-item>
      </text:list>
      <text:p text:style-name="P36"/>
      <text:list xml:id="list210019763435480" text:continue-numbering="true" text:style-name="L5">
        <text:list-item>
          <text:p text:style-name="P85"><text:span text:style-name="T16">Kecepatan<text:tab/>= </text:span><text:span text:style-name="T15"><text:s text:c="4"/></text:span><text:span text:style-name="T9"><text:s text:c="3"/>Jarak <text:s text:c="2"/></text:span><text:span text:style-name="T15"><text:s text:c="3"/></text:span><text:span text:style-name="T14"><text:s/>x 1Km/Jam</text:span></text:p>
        </text:list-item>
      </text:list>
      <text:p text:style-name="P37"><text:tab/><text:tab/><text:tab/> <text:s text:c="2"/><text:span text:style-name="T2">Lama DiJalan</text:span></text:p>
      <text:p text:style-name="P36"/>
      <text:p text:style-name="P36"/>
      <text:p text:style-name="P36">II. Rumus Mencari Tiba, Berangkat Dan Lama Di Jalan</text:p>
      <text:p text:style-name="P36">Tiba<text:tab/><text:tab/>: Berangkat + Lama Di Jalan</text:p>
      <text:p text:style-name="P36">Berangkat<text:tab/>: Tiba – Lama Di Jalan</text:p>
      <text:p text:style-name="P36">Lama Di Jalan<text:tab/>: Tiba - Berangkat</text:p>
      <text:p text:style-name="P49"/>
      <text:p text:style-name="P29"/>
      <text:p text:style-name="P29"/>
      <text:p text:style-name="P31">CARA MENCARI</text:p>
      <text:p text:style-name="P31">KPT DAN PPT</text:p>
      <text:p text:style-name="P31"/>
      <text:p text:style-name="P31"/>
      <text:p text:style-name="P38">A. KPT<text:tab/>: Kelipatan Persekutuan Terkecil </text:p>
      <text:p text:style-name="P38">Caranya<text:tab/>:</text:p>
      <text:list xml:id="list7998103313727895961" text:style-name="L6">
        <text:list-item>
          <text:p text:style-name="P82">Menguraikan bilangan itu atas faktor-faktornya</text:p>
        </text:list-item>
        <text:list-item>
          <text:p text:style-name="P82">Mengambil bilangan yang sama-sama ada di tiap kelompok yang berpangkat terbesar</text:p>
        </text:list-item>
        <text:list-item>
          <text:p text:style-name="P82">Mengambil semua angka-angka yang tidak sama</text:p>
        </text:list-item>
        <text:list-item>
          <text:p text:style-name="P82">Apabila ada dua bilangan yang tidak berpangkat diantara dua faktor-faktor tersebut, maka kita ambil salah satunya</text:p>
        </text:list-item>
        <text:list-item>
          <text:p text:style-name="P82">Menghitung perkalian angka-angka yang telah terkumpul</text:p>
        </text:list-item>
      </text:list>
      <text:p text:style-name="P51"/>
      <text:p text:style-name="P38">B. PPT<text:tab/><text:tab/>: Pembagian Persekutuan Terbesar </text:p>
      <text:p text:style-name="P38">Caranya<text:tab/>:</text:p>
      <text:list xml:id="list799985197828260098" text:style-name="L7">
        <text:list-item>
          <text:p text:style-name="P83">Menguraikan bilangan itu atas faktor-faktornya</text:p>
        </text:list-item>
        <text:list-item>
          <text:p text:style-name="P83">Mengambil angka-angka yang sama, jika angka-angka itu berpangkat maka diambil yang terkecil pangkatnya</text:p>
        </text:list-item>
        <text:list-item>
          <text:p text:style-name="P83">Menghitung perkalian angka-angka yangtelah terkumpul</text:p>
        </text:list-item>
      </text:list>
      <text:p text:style-name="P29"/>
      <text:p text:style-name="P12"/>
      <text:p text:style-name="P12"><text:soft-page-break/>THE FORMULA OF MATHEMATIC<text:span text:style-name="T34">S</text:span></text:p>
      <text:p text:style-name="P5">FOR <text:s/>STUDENT<text:span text:style-name="T35">S</text:span> OF KMI</text:p>
      <text:p text:style-name="P5">Period : 1427/2006</text:p>
      <text:p text:style-name="P5"/>
      <text:p text:style-name="P5"/>
      <text:p text:style-name="P46">BIDANG</text:p>
      <text:p text:style-name="P32"/>
      <text:list xml:id="list7086581052979949936" text:style-name="L8">
        <text:list-item>
          <text:p text:style-name="P80">Persegi Panjang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0"><draw:rect text:anchor-type="paragraph" draw:z-index="0" draw:style-name="gr1" draw:text-style-name="P87" svg:width="4.79cm" svg:height="2.229cm" svg:x="1.334cm" svg:y="-0.097cm"><text:p/></draw:rect>Luas<text:tab/>: Panjang x Lebar</text:p>
                                        </text:list-header>
                                        <text:list-item>
                                          <text:p text:style-name="P80">Keliling<text:tab/>: (Panjang x Lebar) x 2</text:p>
                                        </text:list-item>
                                        <text:list-item>
                                          <text:p text:style-name="P80">Panjang<text:tab/>: Luas : Leba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20"><text:tab/></text:span><text:span text:style-name="T27">Panjang<text:tab/>: (Keliling : 2) – Lebar</text:span></text:p>
      <text:p text:style-name="P50"><text:tab/>Lebar<text:tab/><text:tab/>: Luas : Panjang</text:p>
      <text:p text:style-name="P50"><text:tab/>Lebar<text:tab/><text:tab/>: (Keliling : 2) – Panjang</text:p>
      <text:p text:style-name="P39"/>
      <text:p text:style-name="P70">2.<text:tab/>Persegi</text:p>
      <text:p text:style-name="P65"><draw:rect text:anchor-type="paragraph" draw:z-index="1" draw:style-name="gr1" draw:text-style-name="P87" svg:width="2.117cm" svg:height="1.874cm" svg:x="1.36cm" svg:y="0.019cm"><text:p/></draw:rect><text:tab/><text:tab/><text:tab/>Luas<text:tab/>: Sisi x Sisi<text:tab/></text:p>
      <text:p text:style-name="P60"><text:span text:style-name="T20"><text:tab/><text:tab/><text:tab/></text:span><text:span text:style-name="T28">Keliling<text:tab/>: 4 x Sisi</text:span></text:p>
      <text:p text:style-name="P66"><text:tab/><text:tab/><text:tab/>Sisi<text:tab/>: Keliling : 4</text:p>
      <text:p text:style-name="P60"><text:span text:style-name="T28"><text:tab/>Sisi<text:tab/>: </text:span><text:span text:style-name="T28"><draw:frame draw:style-name="fr1" draw:name="Object1" text:anchor-type="as-char" svg:y="-0.415cm" svg:width="1.314cm" svg:height="0.50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tab/></text:span></text:p>
      <text:p text:style-name="P60"/>
      <text:p text:style-name="P66">3. Jajaran Genjang</text:p>
      <text:p text:style-name="P61"><draw:custom-shape text:anchor-type="paragraph" draw:z-index="3" draw:style-name="gr2" draw:text-style-name="P88" svg:width="2.754cm" svg:height="1.59cm" svg:x="0.699cm" svg:y="0.32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T20"><text:tab/><text:tab/><text:tab/></text:span><text:span text:style-name="T29">Luas<text:tab/>: Garis Alas x Tinggi</text:span></text:p>
      <text:p text:style-name="P67"><text:tab/><text:tab/><text:tab/>Garis Alas<text:tab/>: Luas : Tinggi</text:p>
      <text:p text:style-name="P67"><text:tab/><text:tab/><text:tab/>Tinggi<text:tab/>: Luas : Garis Alas </text:p>
      <text:p text:style-name="P61"/>
      <text:p text:style-name="P67">4. Trapesium</text:p>
      <text:p text:style-name="P62"><draw:custom-shape text:anchor-type="paragraph" draw:z-index="4" draw:style-name="gr3" draw:text-style-name="P89" svg:width="4.922cm" svg:height="2.065cm" svg:x="1.069cm" svg:y="0.164cm"><text:p/><draw:enhanced-geometry svg:viewBox="0 0 21600 21600" draw:mirror-vertical="true" draw:glue-points="?f6 10800 10800 21600 ?f5 10800 10800 0" draw:text-areas="?f3 ?f3 ?f4 ?f4" draw:type="trapezoid" draw:modifiers="5370.2205882352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text:span text:style-name="T20"><text:tab/><text:tab/><text:tab/><text:tab/><text:tab/>Luas<text:tab/>: </text:span><text:span text:style-name="T20"><draw:frame draw:style-name="fr1" draw:name="Object2" text:anchor-type="as-char" svg:y="-0.619cm" svg:width="0.497cm" svg:height="0.998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0">x (Atas + Bawah) x Tinggi</text:span></text:p>
      <text:p text:style-name="P62"><text:span text:style-name="T20"><text:tab/><text:tab/><text:tab/><text:tab/><text:tab/>Garis Alas<text:tab/>: </text:span><text:span text:style-name="T30">(Luas : </text:span><text:span text:style-name="T30"><draw:frame draw:style-name="fr1" draw:name="Object3" text:anchor-type="as-char" svg:y="-0.619cm" svg:width="0.497cm" svg:height="0.998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0">Tinggi) – Garis Alas</text:span></text:p>
      <text:p text:style-name="P68"><text:tab/>Tinggi<text:tab/>: (Luas x 2) : Jumlah garis sejajar</text:p>
      <text:p text:style-name="P63"/>
      <text:p text:style-name="P69">5. Segi Tiga</text:p>
      <text:p text:style-name="P64"><draw:custom-shape text:anchor-type="paragraph" draw:z-index="7" draw:style-name="gr4" draw:text-style-name="P89" svg:width="2.303cm" svg:height="1.773cm" svg:x="1.307cm" svg:y="0.05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tab/><text:tab/><text:tab/>Luas<text:tab/>: <text:span text:style-name="T17">Garis Alas x Tinggi</text:span></text:p>
      <text:p text:style-name="P64"><text:tab/><text:tab/><text:tab/><text:tab/><text:tab/> <text:s text:c="4"/>2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21:00:18.971659424</dc:date>
    <dc:creator>Azzamsa </dc:creator>
    <meta:editing-duration>PT1M2S</meta:editing-duration>
    <meta:editing-cycles>1</meta:editing-cycles>
    <meta:document-statistic meta:table-count="0" meta:image-count="0" meta:object-count="3" meta:page-count="6" meta:paragraph-count="133" meta:word-count="720" meta:character-count="4154" meta:non-whitespace-character-count="3208"/>
    <meta:generator>LibreOffice/5.2.6.2$Linux_X86_64 LibreOffice_project/20m0$Build-2</meta:generator>
  </office:meta>
</office:document-meta>
</file>

<file path=Object 1/content.xml><?xml version="1.0" encoding="utf-8"?>
<math xmlns="http://www.w3.org/1998/Math/MathML" display="block">
  <semantics>
    <msqrt>
      <mi mathvariant="italic">Luas</mi>
    </msqrt>
    <annotation encoding="StarMath 5.0">sqrt{Luas} 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{1} over {2
} 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
} </annotation>
  </semantics>
</math>
</file>